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C0000027A86D7A3954FDAD78D.jpg" manifest:media-type="image/jpeg"/>
  <manifest:file-entry manifest:full-path="Pictures/1000000000000400000002AB63FFD87B4F8D501C.jpg" manifest:media-type="image/jpeg"/>
  <manifest:file-entry manifest:full-path="Pictures/10000201000009C400000106C7E5084E1F4E2CC2.png" manifest:media-type="image/png"/>
  <manifest:file-entry manifest:full-path="Pictures/10000201000008270000006A24B347B31EDE96BD.png" manifest:media-type="image/png"/>
  <manifest:file-entry manifest:full-path="Pictures/100002010000036A000000880E4C62EDEE529507.png" manifest:media-type="image/png"/>
  <manifest:file-entry manifest:full-path="Pictures/10000201000001C20000012FCD11729B9EFD7AE4.png" manifest:media-type="image/png"/>
  <manifest:file-entry manifest:full-path="Pictures/10000201000003EA000001582117F336649777CC.png" manifest:media-type="image/png"/>
  <manifest:file-entry manifest:full-path="Pictures/1000000000000400000002ABE03668006150FCB1.jpg" manifest:media-type="image/jpeg"/>
  <manifest:file-entry manifest:full-path="Pictures/1000000000000400000002ABB386781BD918ACDB.jpg" manifest:media-type="image/jpeg"/>
  <manifest:file-entry manifest:full-path="Pictures/10000201000001C20000012F5ED21339D424F473.png" manifest:media-type="image/png"/>
  <manifest:file-entry manifest:full-path="Pictures/10000000000001800000017228CBE97765D9DA3B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Encode Sans Black" svg:font-family="'Encode Sans Black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5cm, 0cm, 0.05cm)" draw:image-opacity="100%" style:mirror="none"/>
    </style:style>
    <style:style style:name="pr1" style:family="presentation" style:parent-style-name="_31__5f_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_31__5f_Title_20_Slid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Header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" style:family="presentation" style:parent-style-name="Header_20__2b_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Header_20__2b__20_Conten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Header_20__2b__20_Conten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Header_20__2b__20_Conten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Header_20__2b__20_Conten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Header_20__2b__20_Conten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Header_20__2b__20_Conten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Header_20__2b__20_Conten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_31__5f_Title_20_Slid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_31__5f_Title_20_Slid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_31__5f_Title_20_Slid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_31__5f_Title_20_Slid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Header_20__2b__20_Conten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169cm" fo:margin-bottom="0cm" fo:line-height="150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Encode Sans Black" fo:font-size="50pt" fo:letter-spacing="normal" fo:font-style="normal" style:text-underline-style="none" fo:font-weight="bold" style:font-name-asian="Encode Sans Black" style:font-size-asian="50pt" style:font-style-asian="normal" style:font-weight-asian="bold" style:font-name-complex="Encode Sans Black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Encode Sans Black" fo:font-size="18pt" fo:letter-spacing="normal" fo:font-style="normal" style:text-underline-style="none" fo:font-weight="bold" style:font-name-asian="Encode Sans Black" style:font-size-asian="18pt" style:font-style-asian="normal" style:font-weight-asian="bold" style:font-name-complex="Encode Sans Black" style:font-size-complex="18pt" style:font-style-complex="normal" style:font-weight-complex="bold"/>
    </style:style>
    <style:style style:name="T3" style:family="text">
      <style:text-properties fo:font-variant="normal" fo:text-transform="none" fo:color="#4c0099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4" style:family="text">
      <style:text-properties fo:font-variant="normal" fo:text-transform="none" fo:color="#4c0099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Open Sans" style:font-size-asian="20pt" style:font-style-asian="normal" style:font-weight-asian="bold" style:font-name-complex="Open Sans" style:font-size-complex="20pt" style:font-style-complex="normal" style:font-weight-complex="bold"/>
    </style:style>
    <style:style style:name="T5" style:family="text">
      <style:text-properties fo:font-variant="normal" fo:text-transform="none" fo:color="#4b2e83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6" style:family="text">
      <style:text-properties fo:font-variant="normal" fo:text-transform="none" fo:color="#4c0099" style:text-line-through-style="none" style:text-line-through-type="none" style:text-position="0% 100%" style:font-name="Encode Sans Black" fo:font-size="30pt" fo:letter-spacing="normal" fo:font-style="normal" style:text-underline-style="none" fo:font-weight="bold" style:font-name-asian="Encode Sans Black" style:font-size-asian="30pt" style:font-style-asian="normal" style:font-weight-asian="bold" style:font-name-complex="Encode Sans Black" style:font-size-complex="30pt" style:font-style-complex="normal" style:font-weight-complex="bold"/>
    </style:style>
    <style:style style:name="T7" style:family="text">
      <style:text-properties fo:font-variant="normal" fo:text-transform="none" fo:color="#4c0099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8" style:family="text">
      <style:text-properties fo:font-variant="normal" fo:text-transform="none" fo:color="#4b2e83" style:text-line-through-style="none" style:text-line-through-type="none" style:text-position="0% 100%" style:font-name="Encode Sans Black" fo:font-size="30pt" fo:letter-spacing="normal" fo:font-style="normal" style:text-underline-style="none" fo:font-weight="bold" style:font-name-asian="Encode Sans Black" style:font-size-asian="30pt" style:font-style-asian="normal" style:font-weight-asian="bold" style:font-name-complex="Encode Sans Black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78cm" text:min-label-width="0.775cm"/>
        <style:text-properties style:font-name="Arial" fo:color="#4c00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78cm" text:min-label-width="0.775cm"/>
        <style:text-properties style:font-name="Arial" fo:color="#4c009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4c00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Arial" fo:color="#4c009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4c00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fo:color="#4b2e83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4c00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4b2e8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001cm" text:min-label-width="0.952cm"/>
        <style:text-properties fo:font-family="'Merriweather Sans'" fo:color="#4c00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01cm" text:min-label-width="0.952cm"/>
        <style:text-properties fo:font-family="'Merriweather Sans'" fo:color="#4c0099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Arial" fo:color="#4c00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952cm"/>
        <style:text-properties fo:color="#4b2e83" fo:font-size="100%"/>
      </text:list-level-style-number>
      <text:list-level-style-bullet text:level="2" text:bullet-char="○">
        <style:list-level-properties text:space-before="1.553cm" text:min-label-width="0.987cm"/>
        <style:text-properties style:font-name="Arial" fo:color="#4c00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213cm" text:min-label-width="1.057cm"/>
        <style:text-properties fo:font-family="'Merriweather Sans'" fo:color="#4c00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213cm" text:min-label-width="1.057cm"/>
        <style:text-properties fo:color="#4b2e8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213cm" text:min-label-width="1.057cm"/>
        <style:text-properties fo:font-family="'Merriweather Sans'" fo:color="#4c0099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Arial" fo:color="#4c00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213cm" text:min-label-width="1.057cm"/>
        <style:text-properties fo:color="#4b2e83" fo:font-size="100%"/>
      </text:list-level-style-number>
      <text:list-level-style-bullet text:level="2" text:bullet-char="○">
        <style:list-level-properties text:space-before="1.553cm" text:min-label-width="0.987cm"/>
        <style:text-properties style:font-name="Arial" fo:color="#4c00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4b2e8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18cm" text:min-label-width="0.952cm"/>
        <style:text-properties fo:font-family="'Merriweather Sans'" fo:color="#4c00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et (Dog) Detection" draw:style-name="dp1" draw:master-page-name="_31__5f_Title_20_Slide">
        <draw:frame draw:name="Google Shape;53;p11" presentation:style-name="pr1" draw:text-style-name="P2" draw:layer="layout" svg:width="19.367cm" svg:height="4.958cm" svg:x="1.866cm" svg:y="5.656cm" presentation:class="title" presentation:user-transformed="true">
          <draw:text-box>
            <text:p text:style-name="P1"><text:span text:style-name="T1">Pet (Dog) Detection</text:span></text:p>
          </draw:text-box>
        </draw:frame>
        <draw:custom-shape draw:name="Google Shape;54;p11" draw:style-name="gr1" draw:text-style-name="P4" draw:layer="layout" svg:width="19.367cm" svg:height="2.968cm" svg:x="1.866cm" svg:y="11.847cm">
          <text:p text:style-name="P1"><text:span text:style-name="T2"/></text:p>
          <text:p text:style-name="P3"><text:span text:style-name="T2">Rahil Mehta</text:span></text:p>
          <text:p text:style-name="P3"><text:span text:style-name="T2">Ardalan Ahanchi</text:span></text:p>
          <text:p text:style-name="P3"><text:span text:style-name="T2">Drew Nel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0;p1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1;p1:notes" draw:style-name="gr2" draw:layer="layout" svg:width="12.7cm" svg:height="9.524cm" svg:x="3.176cm" svg:y="1.905cm" draw:page-number="1" presentation:class="page"/>
        </presentation:notes>
      </draw:page>
      <draw:page draw:name="Project Overview" draw:style-name="dp1" draw:master-page-name="Header_20__2b__20_Content">
        <draw:frame draw:name="Google Shape;59;p12" presentation:style-name="pr3" draw:text-style-name="P9" draw:layer="layout" svg:width="22.767cm" svg:height="11.988cm" svg:x="1.831cm" svg:y="4.824cm" presentation:class="outline" presentation:user-transformed="true">
          <draw:text-box>
            <text:list text:style-name="L4">
              <text:list-item>
                <text:p text:style-name="P6"><text:span text:style-name="T3">Project aimed to improve performance of pet detection algorithms.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Limited our scope to detect dogs in images.</text:span></text:p>
                  </text:list-item>
                </text:list>
              </text:list-item>
            </text:list>
            <text:list text:style-name="L6">
              <text:list-item>
                <text:p text:style-name="P6"><text:span text:style-name="T3">Performance focus on MLP algorithm</text:span></text:p>
              </text:list-item>
              <text:list-item>
                <text:p text:style-name="P6"><text:span text:style-name="T3">For MLP to work, need to manipulate images and implement convolution layer as input to MLP</text:span></text:p>
              </text:list-item>
            </text:list>
            <text:p text:style-name="P8"><text:span text:style-name="T5"/></text:p>
          </draw:text-box>
        </draw:frame>
        <draw:frame draw:name="Google Shape;60;p12" presentation:style-name="pr4" draw:text-style-name="P10" draw:layer="layout" svg:width="22.732cm" svg:height="2.755cm" svg:x="1.866cm" svg:y="1.032cm" presentation:class="title" presentation:user-transformed="true">
          <draw:text-box>
            <text:p text:style-name="P1"><text:span text:style-name="T6">Project Overview</text:span></text:p>
          </draw:text-box>
        </draw:frame>
        <draw:frame draw:name="Google Shape;61;p12" draw:style-name="gr3" draw:text-style-name="P11" draw:layer="layout" svg:width="19.257cm" svg:height="2.996cm" svg:x="3.071cm" svg:y="12.298cm">
          <draw:image xlink:href="Pictures/100002010000036A000000880E4C62EDEE529507.png" xlink:type="simple" xlink:show="embed" xlink:actuate="onLoad">
            <text:p/>
          </draw:image>
        </draw:frame>
        <presentation:notes draw:style-name="dp2">
          <draw:page-thumbnail draw:name="Google Shape;56;g818a924c7f_0_11:notes" draw:style-name="gr2" draw:layer="layout" svg:width="12.7cm" svg:height="9.524cm" svg:x="3.176cm" svg:y="1.905cm" draw:page-number="2" presentation:class="page"/>
          <draw:frame draw:name="Google Shape;57;g818a924c7f_0_11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age Manipulation" draw:style-name="dp1" draw:master-page-name="Header_20__2b__20_Content">
        <draw:frame draw:name="Google Shape;66;p13" presentation:style-name="pr4" draw:text-style-name="P10" draw:layer="layout" svg:width="22.732cm" svg:height="2.755cm" svg:x="1.866cm" svg:y="1.032cm" presentation:class="title" presentation:user-transformed="true">
          <draw:text-box>
            <text:p text:style-name="P1"><text:span text:style-name="T6">Image Manipulation</text:span></text:p>
          </draw:text-box>
        </draw:frame>
        <draw:frame draw:name="Google Shape;67;p13" presentation:style-name="pr3" draw:text-style-name="P9" draw:layer="layout" svg:width="22.767cm" svg:height="11.153cm" svg:x="1.831cm" svg:y="4.824cm" presentation:class="outline" presentation:user-transformed="true">
          <draw:text-box>
            <text:list text:style-name="L9">
              <text:list-item>
                <text:p text:style-name="P6"><text:span text:style-name="T3">Use the data from OpenImages and convert the data into a format easier for the rest of the application</text:span><text:span text:style-name="T3"><text:line-break/></text:span><text:span text:style-name="T3"/></text:p>
              </text:list-item>
              <text:list-item>
                <text:p text:style-name="P6"><text:span text:style-name="T3">Steps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4">Load the image</text:span></text:p>
                  </text:list-item>
                  <text:list-item>
                    <text:p text:style-name="P6"><text:span text:style-name="T4">Convert to grayscale</text:span></text:p>
                  </text:list-item>
                  <text:list-item>
                    <text:p text:style-name="P6"><text:span text:style-name="T4">Get boundary box of image</text:span></text:p>
                  </text:list-item>
                  <text:list-item>
                    <text:p text:style-name="P6"><text:span text:style-name="T4">Resize the image</text:span></text:p>
                  </text:list-item>
                  <text:list-item>
                    <text:p text:style-name="P6"><text:span text:style-name="T4">Normalize data</text:span></text:p>
                  </text:list-item>
                </text:list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Google Shape;63;g818a924c7f_0_0:notes" draw:style-name="gr2" draw:layer="layout" svg:width="12.7cm" svg:height="9.524cm" svg:x="3.176cm" svg:y="1.905cm" draw:page-number="3" presentation:class="page"/>
          <draw:frame draw:name="Google Shape;64;g818a924c7f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olution Layer" draw:style-name="dp1" draw:master-page-name="Header_20__2b__20_Content">
        <draw:frame draw:name="Google Shape;72;p14" presentation:style-name="pr3" draw:text-style-name="P9" draw:layer="layout" svg:width="22.767cm" svg:height="11.153cm" svg:x="1.831cm" svg:y="4.824cm" presentation:class="outline" presentation:user-transformed="true">
          <draw:text-box>
            <text:list text:style-name="L12">
              <text:list-item>
                <text:p text:style-name="P12"><text:span text:style-name="T3">Hope to improve accuracy and performance</text:span></text:p>
              </text:list-item>
              <text:list-item>
                <text:p text:style-name="P13"><text:span text:style-name="T3">Applying Gaussian filter for now</text:span></text:p>
              </text:list-item>
              <text:list-item>
                <text:p text:style-name="P13"><text:span text:style-name="T3">Max-pooling reduces dimensions</text:span></text:p>
              </text:list-item>
              <text:list-item>
                <text:p text:style-name="P13"><text:span text:style-name="T3">Still being integrated into rest of the code</text:span></text:p>
              </text:list-item>
            </text:list>
            <text:p text:style-name="P8"><text:span text:style-name="T5"/></text:p>
          </draw:text-box>
        </draw:frame>
        <draw:frame draw:name="Google Shape;73;p14" presentation:style-name="pr4" draw:text-style-name="P10" draw:layer="layout" svg:width="22.732cm" svg:height="2.755cm" svg:x="1.866cm" svg:y="1.032cm" presentation:class="title" presentation:user-transformed="true">
          <draw:text-box>
            <text:p text:style-name="P1"><text:span text:style-name="T6">Convolution Layer</text:span></text:p>
          </draw:text-box>
        </draw:frame>
        <presentation:notes draw:style-name="dp2">
          <draw:page-thumbnail draw:name="Google Shape;69;g81a5ae6ce2_2_0:notes" draw:style-name="gr2" draw:layer="layout" svg:width="12.7cm" svg:height="9.524cm" svg:x="3.176cm" svg:y="1.905cm" draw:page-number="4" presentation:class="page"/>
          <draw:frame draw:name="Google Shape;70;g81a5ae6ce2_2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-Layer Perceptron (MLP)" draw:style-name="dp1" draw:master-page-name="Header_20__2b__20_Content">
        <draw:frame draw:name="Google Shape;78;p15" presentation:style-name="pr4" draw:text-style-name="P10" draw:layer="layout" svg:width="22.732cm" svg:height="2.755cm" svg:x="1.866cm" svg:y="1.032cm" presentation:class="title" presentation:user-transformed="true">
          <draw:text-box>
            <text:p text:style-name="P8"><text:span text:style-name="T6">Multi-Layer Perceptron (MLP)</text:span></text:p>
          </draw:text-box>
        </draw:frame>
        <draw:frame draw:name="Google Shape;79;p15" presentation:style-name="pr3" draw:text-style-name="P9" draw:layer="layout" svg:width="22.767cm" svg:height="12.352cm" svg:x="1.848cm" svg:y="4.798cm" presentation:class="outline" presentation:user-transformed="true">
          <draw:text-box>
            <text:list text:style-name="L9">
              <text:list-item>
                <text:p text:style-name="P6"><text:span text:style-name="T3">Trained to find patterns from the input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4">Tested directly on the images</text:span></text:p>
                  </text:list-item>
                </text:list>
              </text:list-item>
            </text:list>
            <text:list text:style-name="L14">
              <text:list-item>
                <text:p text:style-name="P6"><text:span text:style-name="T3">Uses a custom operations interface</text:span></text:p>
                <text:list>
                  <text:list-item>
                    <text:p text:style-name="P6"><text:span text:style-name="T4">Supports CPU, GPU, and Hybrid modes.</text:span></text:p>
                  </text:list-item>
                </text:list>
              </text:list-item>
              <text:list-item>
                <text:p text:style-name="P6"><text:span text:style-name="T3">Tested MLP independently</text:span></text:p>
                <text:list>
                  <text:list-item>
                    <text:p text:style-name="P6"><text:span text:style-name="T4">XOR function</text:span></text:p>
                  </text:list-item>
                  <text:list-item>
                    <text:p text:style-name="P6"><text:span text:style-name="T4">Linear function</text:span></text:p>
                  </text:list-item>
                </text:list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Google Shape;75;g818a924c7f_0_26:notes" draw:style-name="gr2" draw:layer="layout" svg:width="12.7cm" svg:height="9.524cm" svg:x="3.176cm" svg:y="1.905cm" draw:page-number="5" presentation:class="page"/>
          <draw:frame draw:name="Google Shape;76;g818a924c7f_0_2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rations" draw:style-name="dp1" draw:master-page-name="Header_20__2b__20_Content">
        <draw:frame draw:name="Google Shape;84;p16" presentation:style-name="pr4" draw:text-style-name="P10" draw:layer="layout" svg:width="22.732cm" svg:height="2.755cm" svg:x="1.866cm" svg:y="1.032cm" presentation:class="title" presentation:user-transformed="true">
          <draw:text-box>
            <text:p text:style-name="P8"><text:span text:style-name="T6">Operations</text:span></text:p>
          </draw:text-box>
        </draw:frame>
        <draw:frame draw:name="Google Shape;85;p16" presentation:style-name="pr3" draw:text-style-name="P9" draw:layer="layout" svg:width="22.767cm" svg:height="12.352cm" svg:x="1.848cm" svg:y="4.798cm" presentation:class="outline" presentation:user-transformed="true">
          <draw:text-box>
            <text:p text:style-name="P8"><text:span text:style-name="T3">Many operations are used in Deep Learning.</text:span></text:p>
            <text:list text:style-name="L17">
              <text:list-item>
                <text:p text:style-name="P8"><text:span text:style-name="T7">Add, Subtract</text:span></text:p>
              </text:list-item>
              <text:list-item>
                <text:p text:style-name="P1"><text:span text:style-name="T7">Multiply, One-by-One Multiply</text:span></text:p>
              </text:list-item>
              <text:list-item>
                <text:p text:style-name="P1"><text:span text:style-name="T7">Scale</text:span></text:p>
              </text:list-item>
              <text:list-item>
                <text:p text:style-name="P1"><text:span text:style-name="T7">ReLu, Inverse ReLu</text:span></text:p>
              </text:list-item>
              <text:list-item>
                <text:p text:style-name="P1"><text:span text:style-name="T7">Sigmoid, Sigmoid Prime</text:span></text:p>
              </text:list-item>
            </text:list>
          </draw:text-box>
        </draw:frame>
        <draw:frame draw:name="Google Shape;86;p16" draw:style-name="gr4" draw:text-style-name="P11" draw:layer="layout" svg:width="19.064cm" svg:height="6.569cm" svg:x="3.168cm" svg:y="9.008cm">
          <draw:image xlink:href="Pictures/10000201000003EA000001582117F336649777CC.png" xlink:type="simple" xlink:show="embed" xlink:actuate="onLoad">
            <text:p/>
          </draw:image>
        </draw:frame>
        <presentation:notes draw:style-name="dp2">
          <draw:page-thumbnail draw:name="Google Shape;81;g81a5ae6ce2_7_0:notes" draw:style-name="gr2" draw:layer="layout" svg:width="12.7cm" svg:height="9.524cm" svg:x="3.176cm" svg:y="1.905cm" draw:page-number="6" presentation:class="page"/>
          <draw:frame draw:name="Google Shape;82;g81a5ae6ce2_7_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Potential Improvements" draw:style-name="dp1" draw:master-page-name="Header_20__2b__20_Content">
        <draw:frame draw:name="Google Shape;91;p17" presentation:style-name="pr4" draw:text-style-name="P10" draw:layer="layout" svg:width="22.732cm" svg:height="2.755cm" svg:x="1.866cm" svg:y="1.032cm" presentation:class="title" presentation:user-transformed="true">
          <draw:text-box>
            <text:p text:style-name="P8"><text:span text:style-name="T6">Other Potential Improvements</text:span></text:p>
          </draw:text-box>
        </draw:frame>
        <draw:frame draw:name="Google Shape;92;p17" presentation:style-name="pr3" draw:text-style-name="P9" draw:layer="layout" svg:width="22.767cm" svg:height="11.153cm" svg:x="1.831cm" svg:y="4.824cm" presentation:class="outline" presentation:user-transformed="true">
          <draw:text-box>
            <text:list text:style-name="L9">
              <text:list-item>
                <text:p text:style-name="P6"><text:span text:style-name="T3">More MLP and convolution layers</text:span></text:p>
              </text:list-item>
              <text:list-item>
                <text:p text:style-name="P6"><text:span text:style-name="T3">Make CPU operations parallel</text:span></text:p>
              </text:list-item>
              <text:list-item>
                <text:p text:style-name="P6"><text:span text:style-name="T3">Parallelize image manipulation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4">Time to parse images and manipulate images became time consuming. After realizing the time it takes to process, we could have parallelized this operation.</text:span></text:p>
                  </text:list-item>
                </text:list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Google Shape;88;g818a924c7f_0_38:notes" draw:style-name="gr2" draw:layer="layout" svg:width="12.7cm" svg:height="9.524cm" svg:x="3.176cm" svg:y="1.905cm" draw:page-number="7" presentation:class="page"/>
          <draw:frame draw:name="Google Shape;89;g818a924c7f_0_3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Technologies" draw:style-name="dp1" draw:master-page-name="Header_20__2b__20_Content">
        <draw:frame draw:name="Google Shape;97;p18" presentation:style-name="pr4" draw:text-style-name="P10" draw:layer="layout" svg:width="22.732cm" svg:height="2.755cm" svg:x="1.866cm" svg:y="1.032cm" presentation:class="title" presentation:user-transformed="true">
          <draw:text-box>
            <text:p text:style-name="P8"><text:span text:style-name="T8">Other Technologies</text:span></text:p>
          </draw:text-box>
        </draw:frame>
        <draw:frame draw:name="Google Shape;98;p18" presentation:style-name="pr3" draw:text-style-name="P9" draw:layer="layout" svg:width="22.767cm" svg:height="11.153cm" svg:x="1.831cm" svg:y="4.824cm" presentation:class="outline" presentation:user-transformed="true">
          <draw:text-box>
            <text:list text:style-name="L9">
              <text:list-item>
                <text:p text:style-name="P6"><text:span text:style-name="T3">CMake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4">Used to help configure on build our source on different platforms.</text:span></text:p>
                  </text:list-item>
                </text:list>
              </text:list-item>
              <text:list-item>
                <text:p text:style-name="P6"><text:span text:style-name="T3">OpenImages</text:span></text:p>
                <text:list>
                  <text:list-item>
                    <text:p text:style-name="P6"><text:span text:style-name="T4">Primary resource for gathering images.</text:span></text:p>
                  </text:list-item>
                </text:list>
              </text:list-item>
              <text:list-item>
                <text:p text:style-name="P6"><text:span text:style-name="T3">OIDv4_Toolkit</text:span></text:p>
                <text:list>
                  <text:list-item>
                    <text:p text:style-name="P6"><text:span text:style-name="T4">Python script to get specific image types from OpenImages.</text:span></text:p>
                  </text:list-item>
                  <text:list-item>
                    <text:p text:style-name="P6"><text:span text:style-name="T4">Allowed us to specify dog images from OpenImages</text:span></text:p>
                  </text:list-item>
                  <text:list-item>
                    <text:p text:style-name="P6"><text:span text:style-name="T4">As well as other miscellaneous images for testing.</text:span></text:p>
                  </text:list-item>
                </text:list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Google Shape;94;g719f862c0a_3_28:notes" draw:style-name="gr2" draw:layer="layout" svg:width="12.7cm" svg:height="9.524cm" svg:x="3.176cm" svg:y="1.905cm" draw:page-number="8" presentation:class="page"/>
          <draw:frame draw:name="Google Shape;95;g719f862c0a_3_2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_31__5f_Title_20_Slide">
        <draw:frame draw:name="Google Shape;103;p19" presentation:style-name="pr1" draw:text-style-name="P2" draw:layer="layout" svg:width="19.367cm" svg:height="4.958cm" svg:x="1.866cm" svg:y="5.656cm" presentation:class="title" presentation:user-transformed="true">
          <draw:text-box>
            <text:p text:style-name="P1"><text:span text:style-name="T1">Demo</text:span></text:p>
          </draw:text-box>
        </draw:frame>
        <presentation:notes draw:style-name="dp2">
          <draw:frame draw:name="Google Shape;100;g7e518e2d8c_0_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1;g7e518e2d8c_0_5:notes" draw:style-name="gr2" draw:layer="layout" svg:width="12.7cm" svg:height="9.524cm" svg:x="3.176cm" svg:y="1.905cm" draw:page-number="9" presentation:class="page"/>
        </presentation:notes>
      </draw:page>
      <draw:page draw:name="Questions?" draw:style-name="dp1" draw:master-page-name="_31__5f_Title_20_Slide">
        <draw:frame draw:name="Google Shape;108;p20" presentation:style-name="pr1" draw:text-style-name="P2" draw:layer="layout" svg:width="19.367cm" svg:height="4.958cm" svg:x="1.866cm" svg:y="5.656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frame draw:name="Google Shape;105;g719f862c0a_3_24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6;g719f862c0a_3_24:notes" draw:style-name="gr2" draw:layer="layout" svg:width="12.7cm" svg:height="9.524cm" svg:x="3.176cm" svg:y="1.905cm" draw:page-number="10" presentation:class="page"/>
        </presentation:notes>
      </draw:page>
      <draw:page draw:name="Thank you!" draw:style-name="dp1" draw:master-page-name="_31__5f_Title_20_Slide">
        <draw:frame draw:name="Google Shape;113;p21" presentation:style-name="pr1" draw:text-style-name="P2" draw:layer="layout" svg:width="19.367cm" svg:height="4.958cm" svg:x="1.866cm" svg:y="5.656cm" presentation:class="title" presentation:user-transformed="true">
          <draw:text-box>
            <text:p text:style-name="P1"><text:span text:style-name="T1">Thank you!</text:span></text:p>
          </draw:text-box>
        </draw:frame>
        <presentation:notes draw:style-name="dp2">
          <draw:frame draw:name="Google Shape;110;g7e621c7523_4_1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g7e621c7523_4_10:notes" draw:style-name="gr2" draw:layer="layout" svg:width="12.7cm" svg:height="9.524cm" svg:x="3.176cm" svg:y="1.905cm" draw:page-number="11" presentation:class="page"/>
        </presentation:notes>
      </draw:page>
      <draw:page draw:name="Backup Slides" draw:style-name="dp1" draw:master-page-name="_31__5f_Title_20_Slide">
        <draw:frame draw:name="Google Shape;118;p22" presentation:style-name="pr1" draw:text-style-name="P2" draw:layer="layout" svg:width="19.367cm" svg:height="4.958cm" svg:x="1.866cm" svg:y="5.656cm" presentation:class="title" presentation:user-transformed="true">
          <draw:text-box>
            <text:p text:style-name="P1"><text:span text:style-name="T1">Backup Slides</text:span></text:p>
          </draw:text-box>
        </draw:frame>
        <presentation:notes draw:style-name="dp2">
          <draw:frame draw:name="Google Shape;115;g719f862c0a_3_15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6;g719f862c0a_3_15:notes" draw:style-name="gr2" draw:layer="layout" svg:width="12.7cm" svg:height="9.524cm" svg:x="3.176cm" svg:y="1.905cm" draw:page-number="12" presentation:class="page"/>
        </presentation:notes>
      </draw:page>
      <draw:page draw:name="Formatting Data" draw:style-name="dp1" draw:master-page-name="Header_20__2b__20_Content">
        <draw:frame draw:name="Google Shape;123;p23" presentation:style-name="pr4" draw:text-style-name="P10" draw:layer="layout" svg:width="22.732cm" svg:height="2.755cm" svg:x="1.866cm" svg:y="1.032cm" presentation:class="title" presentation:user-transformed="true">
          <draw:text-box>
            <text:p text:style-name="P1"><text:span text:style-name="T6">Formatting Data</text:span></text:p>
          </draw:text-box>
        </draw:frame>
        <draw:frame draw:name="Google Shape;124;p23" draw:style-name="gr3" draw:text-style-name="P11" xml:id="id1" draw:id="id1" draw:layer="layout" svg:width="19.297cm" svg:height="12.871cm" svg:x="2.888cm" svg:y="4.842cm">
          <draw:image xlink:href="Pictures/1000000000000400000002AB63FFD87B4F8D501C.jpg" xlink:type="simple" xlink:show="embed" xlink:actuate="onLoad">
            <text:p/>
          </draw:image>
        </draw:frame>
        <draw:frame draw:name="Google Shape;125;p23" draw:style-name="gr3" draw:text-style-name="P11" xml:id="id2" draw:id="id2" draw:layer="layout" svg:width="19.297cm" svg:height="12.871cm" svg:x="2.888cm" svg:y="4.842cm">
          <draw:image xlink:href="Pictures/1000000000000400000002ABE03668006150FCB1.jpg" xlink:type="simple" xlink:show="embed" xlink:actuate="onLoad">
            <text:p/>
          </draw:image>
        </draw:frame>
        <draw:frame draw:name="Google Shape;126;p23" draw:style-name="gr3" draw:text-style-name="P11" xml:id="id3" draw:id="id3" draw:layer="layout" svg:width="19.297cm" svg:height="12.871cm" svg:x="2.888cm" svg:y="4.842cm">
          <draw:image xlink:href="Pictures/1000000000000400000002ABB386781BD918ACDB.jpg" xlink:type="simple" xlink:show="embed" xlink:actuate="onLoad">
            <text:p/>
          </draw:image>
        </draw:frame>
        <draw:frame draw:name="Google Shape;127;p23" draw:style-name="gr3" draw:text-style-name="P11" xml:id="id4" draw:id="id4" draw:layer="layout" svg:width="10.159cm" svg:height="9.789cm" svg:x="7.458cm" svg:y="6.077cm">
          <draw:image xlink:href="Pictures/10000000000001800000017228CBE97765D9DA3B.jpg" xlink:type="simple" xlink:show="embed" xlink:actuate="onLoad">
            <text:p/>
          </draw:image>
        </draw:frame>
        <draw:frame draw:name="Google Shape;128;p23" draw:style-name="gr3" draw:text-style-name="P11" xml:id="id5" draw:id="id5" draw:layer="layout" svg:width="13.658cm" svg:height="13.281cm" svg:x="6.403cm" svg:y="4.636cm">
          <draw:image xlink:href="Pictures/100000000000028C0000027A86D7A3954FDAD78D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" smil:type="fade" smil:subtype="crossfade" smil:mode="out"/>
                  <anim:set smil:begin="1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" smil:type="fade" smil:subtype="crossfade" smil:mode="out"/>
                  <anim:set smil:begin="1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" smil:type="fade" smil:subtype="crossfade" smil:mode="out"/>
                  <anim:set smil:begin="1s" smil:dur="0.001s" smil:fill="hold" smil:targetElement="id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4" smil:type="fade" smil:subtype="crossfade" smil:mode="out"/>
                  <anim:set smil:begin="1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Google Shape;120;g818a924c7f_0_16:notes" draw:style-name="gr2" draw:layer="layout" svg:width="12.7cm" svg:height="9.524cm" svg:x="3.176cm" svg:y="1.905cm" draw:page-number="13" presentation:class="page"/>
          <draw:frame draw:name="Google Shape;121;g818a924c7f_0_16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Encode Sans Black" svg:font-family="'Encode Sans Black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solid" draw:fill-color="#4b2e83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Header_20__2b__20_Content-background" style:display-name="Header + Content-background" style:family="presentation">
      <style:graphic-properties draw:stroke="none" draw:fill="solid" draw:fill-color="#ffffff"/>
      <style:text-properties style:letter-kerning="true"/>
    </style:style>
    <style:style style:name="Header_20__2b__20_Content-backgroundobjects" style:display-name="Header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_2b__20_Content-notes" style:display-name="Header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_2b__20_Content-outline1" style:display-name="Header + Content-outline1" style:family="presentation">
      <style:graphic-properties draw:stroke="none" draw:fill="none" draw:auto-grow-height="false" draw:fit-to-size="shrink-to-fit" style:shrink-to-fit="true">
        <text:list-style style:name="Header_20__2b__20_Content-outline1" style:display-name="Header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Header_20__2b__20_Content-outline2" style:display-name="Header + Content-outline2" style:family="presentation" style:parent-style-name="Header_20__2b_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eader_20__2b__20_Content-outline3" style:display-name="Header + Content-outline3" style:family="presentation" style:parent-style-name="Header_20__2b_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eader_20__2b__20_Content-outline4" style:display-name="Header + Content-outline4" style:family="presentation" style:parent-style-name="Header_20__2b_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eader_20__2b__20_Content-outline5" style:display-name="Header + Content-outline5" style:family="presentation" style:parent-style-name="Header_20__2b__20_Content-outline4">
      <style:paragraph-properties fo:margin-top="0.1cm" fo:margin-bottom="0cm"/>
      <style:text-properties fo:font-size="20pt" style:font-size-asian="20pt" style:font-size-complex="20pt"/>
    </style:style>
    <style:style style:name="Header_20__2b__20_Content-outline6" style:display-name="Header + Content-outline6" style:family="presentation" style:parent-style-name="Header_20__2b__20_Content-outline5">
      <style:paragraph-properties fo:margin-top="0.1cm" fo:margin-bottom="0cm"/>
      <style:text-properties fo:font-size="20pt" style:font-size-asian="20pt" style:font-size-complex="20pt"/>
    </style:style>
    <style:style style:name="Header_20__2b__20_Content-outline7" style:display-name="Header + Content-outline7" style:family="presentation" style:parent-style-name="Header_20__2b__20_Content-outline6">
      <style:paragraph-properties fo:margin-top="0.1cm" fo:margin-bottom="0cm"/>
      <style:text-properties fo:font-size="20pt" style:font-size-asian="20pt" style:font-size-complex="20pt"/>
    </style:style>
    <style:style style:name="Header_20__2b__20_Content-outline8" style:display-name="Header + Content-outline8" style:family="presentation" style:parent-style-name="Header_20__2b__20_Content-outline7">
      <style:paragraph-properties fo:margin-top="0.1cm" fo:margin-bottom="0cm"/>
      <style:text-properties fo:font-size="20pt" style:font-size-asian="20pt" style:font-size-complex="20pt"/>
    </style:style>
    <style:style style:name="Header_20__2b__20_Content-outline9" style:display-name="Header + Content-outline9" style:family="presentation" style:parent-style-name="Header_20__2b__20_Content-outline8">
      <style:paragraph-properties fo:margin-top="0.1cm" fo:margin-bottom="0cm"/>
      <style:text-properties fo:font-size="20pt" style:font-size-asian="20pt" style:font-size-complex="20pt"/>
    </style:style>
    <style:style style:name="Header_20__2b__20_Content-subtitle" style:display-name="Header + Content-subtitle" style:family="presentation">
      <style:graphic-properties draw:stroke="none" draw:fill="none" draw:textarea-vertical-align="middle">
        <text:list-style style:name="Header_20__2b__20_Content-subtitle" style:display-name="Header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_2b__20_Content-title" style:display-name="Header + Content-title" style:family="presentation">
      <style:graphic-properties draw:stroke="none" draw:fill="none" draw:textarea-vertical-align="middle">
        <text:list-style style:name="Header_20__2b__20_Content-title" style:display-name="Header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b2e83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Header_20__2b__20_Content-backgroundobjects">
      <style:graphic-properties draw:stroke="none" draw:fill="none" draw:fill-color="#ffffff" draw:auto-grow-height="false" fo:min-height="1.27cm"/>
    </style:style>
    <style:style style:name="Mpr4" style:family="presentation" style:parent-style-name="Header_20__2b_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_31__5f_Title_20_Slide" style:display-name="1_Title Slide" style:page-layout-name="PM1" draw:style-name="Mdp1">
      <draw:frame draw:name="Google Shape;7;p2" draw:style-name="Mgr3" draw:text-style-name="MP5" draw:layer="backgroundobjects" svg:width="3.809cm" svg:height="2.564cm" svg:x="20.683cm" svg:y="16.516cm">
        <draw:image xlink:href="Pictures/10000201000001C20000012F5ED21339D424F473.png" xlink:type="simple" xlink:show="embed" xlink:actuate="onLoad">
          <text:p/>
        </draw:image>
      </draw:frame>
      <draw:frame draw:name="Google Shape;8;p2" draw:style-name="Mgr3" draw:text-style-name="MP5" draw:layer="backgroundobjects" svg:width="7.055cm" svg:height="0.74cm" svg:x="1.881cm" svg:y="17.651cm">
        <draw:image xlink:href="Pictures/10000201000009C400000106C7E5084E1F4E2CC2.png" xlink:type="simple" xlink:show="embed" xlink:actuate="onLoad">
          <text:p/>
        </draw:image>
      </draw:frame>
      <draw:frame draw:name="Google Shape;9;p2" draw:style-name="Mgr3" draw:text-style-name="MP5" draw:layer="backgroundobjects" svg:width="6.344cm" svg:height="0.312cm" svg:x="2.26cm" svg:y="11.128cm">
        <draw:image xlink:href="Pictures/10000201000008270000006A24B347B31EDE96BD.png" xlink:type="simple" xlink:show="embed" xlink:actuate="onLoad">
          <text:p/>
        </draw:image>
      </draw:frame>
      <draw:frame draw:name="Google Shape;10;p2" presentation:style-name="_31__5f_Title_20_Slide-title" draw:layer="backgroundobjects" svg:width="19.367cm" svg:height="7.337cm" svg:x="1.866cm" svg:y="3.277cm" presentation:class="title" presentation:placeholder="true" presentation:user-transformed="true">
        <draw:text-box/>
      </draw:frame>
      <draw:frame presentation:style-name="_31__5f_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9.798cm" svg:height="11.136cm" svg:x="0.6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Header_20__2b__20_Content" style:display-name="Header + Content" style:page-layout-name="PM1" draw:style-name="Mdp2">
      <draw:frame draw:name="Google Shape;29;p7" presentation:style-name="Header_20__2b__20_Content-outline1" draw:layer="backgroundobjects" svg:width="22.766cm" svg:height="11.153cm" svg:x="1.831cm" svg:y="4.824cm" presentation:class="outline" presentation:placeholder="true" presentation:user-transformed="true">
        <draw:text-box/>
      </draw:frame>
      <draw:frame draw:name="Google Shape;30;p7" draw:style-name="Mgr3" draw:text-style-name="MP5" draw:layer="backgroundobjects" svg:width="3.809cm" svg:height="2.564cm" svg:x="20.689cm" svg:y="16.526cm">
        <draw:image xlink:href="Pictures/10000201000001C20000012FCD11729B9EFD7AE4.png" xlink:type="simple" xlink:show="embed" xlink:actuate="onLoad">
          <text:p/>
        </draw:image>
      </draw:frame>
      <draw:frame draw:name="Google Shape;31;p7" draw:style-name="Mgr3" draw:text-style-name="MP5" draw:layer="backgroundobjects" svg:width="3.772cm" svg:height="0.185cm" svg:x="2.178cm" svg:y="3.994cm">
        <draw:image xlink:href="Pictures/10000201000008270000006A24B347B31EDE96BD.png" xlink:type="simple" xlink:show="embed" xlink:actuate="onLoad">
          <text:p/>
        </draw:image>
      </draw:frame>
      <draw:frame draw:name="Google Shape;32;p7" presentation:style-name="Header_20__2b__20_Content-title" draw:layer="backgroundobjects" svg:width="22.732cm" svg:height="2.755cm" svg:x="1.866cm" svg:y="1.032cm" presentation:class="title" presentation:placeholder="true" presentation:user-transformed="true">
        <draw:text-box/>
      </draw:frame>
      <presentation:notes style:page-layout-name="PM2">
        <draw:page-thumbnail presentation:style-name="Header_20__2b__20_Content-title" draw:layer="backgroundobjects" svg:width="12.699cm" svg:height="9.524cm" svg:x="3.175cm" svg:y="1.93cm" presentation:class="page"/>
        <draw:frame presentation:style-name="Header_20__2b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5"/>
    <meta:generator>LibreOfficeDev/6.0.5.2$Linux_X86_64 LibreOffice_project/</meta:generator>
  </office:meta>
</office:document-meta>
</file>